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8.132cm" fo:min-width="2.78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93cm" fo:min-width="1.143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87cm" fo:min-width="0.736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987cm" fo:min-width="0.737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93cm" fo:min-width="1.142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161cm" fo:min-width="12.162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455cm" fo:min-width="3.128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457cm" fo:min-width="5.165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028cm" fo:min-width="0.82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027cm" fo:min-width="0.824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064cm" fo:min-width="1.667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065cm" fo:min-width="4.184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456cm" fo:min-width="0.755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61cm" fo:min-width="0.116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059cm" fo:min-width="0.446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06cm" fo:min-width="0.446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457cm" fo:min-width="0.642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161cm" fo:min-width="3.167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16cm" fo:min-width="1.418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1cm" fo:min-width="1.602cm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161cm" fo:min-width="11.753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176cm" fo:min-width="0.927cm" style:writing-mode="lr-tb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176cm" fo:min-width="0.925cm" style:writing-mode="lr-tb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176cm" fo:min-width="0.926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071cm" fo:min-width="0cm" style:writing-mode="lr-tb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072cm" fo:min-width="0cm" style:writing-mode="lr-tb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457cm" fo:min-width="0.756cm" style:writing-mode="lr-tb" loext:decorative="false"/>
      <style:paragraph-properties style:writing-mode="lr-tb"/>
    </style:style>
    <style:style style:name="gr28" style:family="graphic" style:parent-style-name="standard">
      <style:graphic-properties draw:textarea-vertical-align="middle" loext:decorative="false"/>
    </style:style>
    <style:style style:name="gr29" style:family="graphic" style:parent-style-name="standard">
      <style:graphic-properties draw:stroke="none" draw:textarea-horizontal-align="justify" draw:textarea-vertical-align="middle" draw:auto-grow-height="false" fo:min-height="0.009cm" fo:min-width="0cm" loext:decorative="false"/>
    </style:style>
    <style:style style:name="gr30" style:family="graphic" style:parent-style-name="standard">
      <style:graphic-properties draw:textarea-horizontal-align="justify" draw:textarea-vertical-align="middle" draw:auto-grow-height="false" fo:min-height="0.071cm" fo:min-width="0.091cm" style:writing-mode="lr-tb" loext:decorative="false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16cm" fo:min-width="1.93cm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1cm" fo:min-width="1.928cm" loext:decorative="false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109cm" fo:min-width="6.42cm" style:writing-mode="lr-tb" loext:decorative="false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514cm" fo:min-width="4.245cm" style:writing-mode="lr-tb" loext:decorative="false"/>
      <style:paragraph-properties style:writing-mode="lr-tb"/>
    </style:style>
    <style:style style:name="gr35" style:family="graphic">
      <style:graphic-properties style:protect="size" loext:decorative="false"/>
    </style:style>
    <style:style style:name="gr36" style:family="graphic" style:parent-style-name="standard">
      <style:graphic-properties draw:stroke="none" draw:marker-start="" draw:fill="none" draw:fill-color="#729fcf" draw:textarea-horizontal-align="justify" draw:textarea-vertical-align="middle" draw:auto-grow-height="false" fo:min-height="0.647cm" fo:min-width="13.136cm" style:writing-mode="lr-tb" loext:decorative="false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647cm" fo:min-width="6.318cm" style:writing-mode="lr-tb" loext:decorative="false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647cm" fo:min-width="1.505cm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textarea-horizontal-align="justify" draw:textarea-vertical-align="middle" draw:auto-grow-height="false" fo:min-height="0.647cm" fo:min-width="13.136cm" style:writing-mode="lr-tb" loext:decorative="false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647cm" fo:min-width="2.418cm" style:writing-mode="lr-tb" loext:decorative="false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647cm" fo:min-width="4.313cm" style:writing-mode="lr-tb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648cm" fo:min-width="6.296cm" style:writing-mode="lr-tb" loext:decorative="false"/>
      <style:paragraph-properties style:writing-mode="lr-tb"/>
    </style:style>
    <style:style style:name="gr4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44" style:family="graphic" style:parent-style-name="standard">
      <style:graphic-properties draw:fill-color="#5eb91e" draw:textarea-horizontal-align="justify" draw:textarea-vertical-align="middle" draw:auto-grow-height="false" fo:min-height="0cm" fo:min-width="0.397cm" style:writing-mode="lr-tb" loext:decorative="false"/>
      <style:paragraph-properties style:writing-mode="lr-tb"/>
    </style:style>
    <style:style style:name="gr45" style:family="graphic" style:parent-style-name="objectwithoutfill">
      <style:graphic-properties draw:stroke="dash" draw:stroke-dash="Long_20_Dot" draw:marker-end="Arrow" draw:marker-end-width="0.3cm" draw:fill="none" draw:textarea-vertical-align="middle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3.887cm" loext:decorative="false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648cm" fo:min-width="0.419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textarea-horizontal-align="justify" draw:textarea-vertical-align="middle" draw:auto-grow-height="false" fo:min-height="0.647cm" fo:min-width="13.136cm" style:writing-mode="lr-tb" loext:decorative="false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647cm" fo:min-width="0cm" style:writing-mode="lr-tb" loext:decorative="false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0.648cm" fo:min-width="0cm" style:writing-mode="lr-tb" loext:decorative="false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0.648cm" fo:min-width="11.26cm" style:writing-mode="lr-tb" loext:decorative="false"/>
      <style:paragraph-properties style:writing-mode="lr-tb"/>
    </style:style>
    <style:style style:name="gr52" style:family="graphic" style:parent-style-name="objectwithoutfill">
      <style:graphic-properties draw:marker-end="Rounded_20_short_20_Arrow" draw:marker-end-width="0.3cm" draw:fill="none" draw:textarea-vertical-align="middle" loext:decorative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3cm" fo:min-width="1.72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6cm" fo:min-width="0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6cm" fo:min-width="3.175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P8" style:family="paragraph">
      <style:paragraph-properties fo:text-align="center" style:writing-mode="lr-tb"/>
      <style:text-properties fo:font-size="11pt" style:font-size-asian="11pt" style:font-size-complex="11pt"/>
    </style:style>
    <style:style style:name="P9" style:family="paragraph">
      <style:paragraph-properties fo:text-align="center"/>
      <style:text-properties fo:font-size="10.5pt" style:font-size-asian="10.5pt" style:font-size-complex="10.5pt"/>
    </style:style>
    <style:style style:name="P10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P12" style:family="paragraph">
      <style:paragraph-properties fo:text-align="center" style:writing-mode="lr-tb"/>
      <style:text-properties fo:font-size="8pt" style:font-size-asian="8pt" style:font-size-complex="8pt"/>
    </style:style>
    <style:style style:name="P13" style:family="paragraph">
      <style:paragraph-properties fo:text-align="center"/>
      <style:text-properties fo:font-size="7pt" style:font-size-asian="7pt" style:font-size-complex="7pt"/>
    </style:style>
    <style:style style:name="P14" style:family="paragraph">
      <style:paragraph-properties fo:text-align="center" style:writing-mode="lr-tb"/>
      <style:text-properties fo:font-size="7pt" style:font-size-asian="7pt" style:font-size-complex="7pt"/>
    </style:style>
    <style:style style:name="P15" style:family="paragraph">
      <style:paragraph-properties fo:text-align="center"/>
      <style:text-properties fo:font-size="9pt" style:font-size-asian="9pt" style:font-size-complex="9pt"/>
    </style:style>
    <style:style style:name="P16" style:family="paragraph">
      <style:paragraph-properties fo:text-align="center" style:writing-mode="lr-tb"/>
      <style:text-properties fo:font-size="9pt" style:font-size-asian="9pt" style:font-size-complex="9pt"/>
    </style:style>
    <style:style style:name="P17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P19" style:family="paragraph">
      <style:paragraph-properties fo:text-align="center" style:writing-mode="lr-tb"/>
      <style:text-properties fo:font-size="12pt" style:font-size-asian="12pt" style:font-size-complex="12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center" style:writing-mode="lr-tb"/>
      <style:text-properties fo:font-size="14pt" style:font-size-asian="14pt" style:font-size-complex="14pt"/>
    </style:style>
    <style:style style:name="P22" style:family="paragraph">
      <loext:graphic-properties draw:fill-color="#ffffff"/>
    </style:style>
    <style:style style:name="P23" style:family="paragraph">
      <style:text-properties fo:font-size="36pt" style:font-size-asian="36pt" style:font-size-complex="36pt"/>
    </style:style>
    <style:style style:name="P24" style:family="paragraph">
      <style:paragraph-properties fo:text-align="center"/>
      <style:text-properties fo:font-size="22pt" style:font-size-asian="22pt" style:font-size-complex="22pt"/>
    </style:style>
    <style:style style:name="P25" style:family="paragraph">
      <loext:graphic-properties draw:fill="none" draw:fill-color="#729fcf"/>
      <style:paragraph-properties fo:text-align="center" style:writing-mode="lr-tb"/>
      <style:text-properties fo:font-size="22pt" style:font-size-asian="22pt" style:font-size-complex="22pt"/>
    </style:style>
    <style:style style:name="P26" style:family="paragraph">
      <style:paragraph-properties fo:text-align="center" style:writing-mode="lr-tb"/>
      <style:text-properties fo:font-size="22pt" style:font-size-asian="22pt" style:font-size-complex="22pt"/>
    </style:style>
    <style:style style:name="P27" style:family="paragraph">
      <style:paragraph-properties fo:margin-left="0cm" fo:margin-right="0cm" fo:margin-top="0cm" fo:margin-bottom="0cm" fo:line-height="100%" fo:text-align="center" fo:text-indent="0cm"/>
      <style:text-properties fo:font-size="22pt" style:font-size-asian="22pt" style:font-size-complex="22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2pt" style:font-size-asian="22pt" style:font-size-complex="22pt"/>
    </style:style>
    <style:style style:name="P29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30" style:family="paragraph">
      <loext:graphic-properties draw:fill-color="#5eb91e"/>
      <style:paragraph-properties fo:text-align="center" style:writing-mode="lr-tb"/>
      <style:text-properties fo:font-size="13pt" style:font-size-asian="13pt" style:font-size-complex="13pt"/>
    </style:style>
    <style:style style:name="P31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32" style:family="paragraph">
      <loext:graphic-properties draw:fill-color="#5eb91e"/>
      <style:paragraph-properties fo:text-align="center" style:writing-mode="lr-tb"/>
      <style:text-properties fo:font-size="8pt" style:font-size-asian="8pt" style:font-size-complex="8pt"/>
    </style:style>
    <style:style style:name="P33" style:family="paragraph">
      <loext:graphic-properties draw:fill="none" draw:fill-color="#ffffff"/>
      <style:text-properties fo:font-size="12pt" style:font-size-asian="12pt" style:font-size-complex="12pt"/>
    </style:style>
    <style:style style:name="P34" style:family="paragraph">
      <loext:graphic-properties draw:fill="none" draw:fill-color="#ffffff"/>
      <style:text-properties fo:font-size="7pt" style:font-size-asian="7pt" style:font-size-complex="7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4.90000009536743pt" style:font-size-asian="4.90000009536743pt" style:font-size-complex="4.90000009536743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style:font-name="Liberation Sans" fo:font-size="10.5pt" style:letter-kerning="true" style:font-name-asian="Microsoft YaHei" style:font-size-asian="10.5pt" style:font-name-complex="Mangal" style:font-size-complex="10.5pt"/>
    </style:style>
    <style:style style:name="T11" style:family="text">
      <style:text-properties style:font-name="Liberation Sans" fo:font-size="8pt" style:letter-kerning="true" style:font-name-asian="Microsoft YaHei" style:font-size-asian="8pt" style:font-name-complex="Mangal" style:font-size-complex="8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3.59999990463257pt" style:font-size-asian="3.59999990463257pt" style:font-size-complex="3.5999999046325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ystem Architecture</text:p>
          </draw:text-box>
        </draw:frame>
        <draw:custom-shape draw:style-name="gr1" draw:text-style-name="P2" draw:layer="layout" svg:width="3.285cm" svg:height="8.382cm" svg:x="7.478cm" svg:y="4.572cm">
          <text:p text:style-name="P1">FPG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643cm" svg:height="1.643cm" svg:x="12.817cm" svg:y="5.804cm">
          <text:p text:style-name="P3"><text:span text:style-name="T1">6581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643cm" svg:height="1.643cm" svg:x="14.87cm" svg:y="5.804cm">
          <text:p text:style-name="P3"><text:span text:style-name="T1">FRAM</text:span></text:p>
          <text:p text:style-name="P3"><text:span text:style-name="T1">512k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36cm" svg:height="1.237cm" svg:x="18.95cm" svg:y="6.134cm">
          <text:p text:style-name="P5"><text:span text:style-name="T2">VIA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37cm" svg:height="1.237cm" svg:x="20.495cm" svg:y="6.134cm">
          <text:p text:style-name="P5"><text:span text:style-name="T2">PIA1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36cm" svg:height="1.237cm" svg:x="22.016cm" svg:y="6.134cm">
          <text:p text:style-name="P5"><text:span text:style-name="T2">PIA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642cm" svg:height="1.643cm" svg:x="3.783cm" svg:y="5.804cm">
          <text:p text:style-name="P3"><text:span text:style-name="T1">VR</text:span><text:span text:style-name="T1">AM</text:span></text:p>
          <text:p text:style-name="P3"><text:span text:style-name="T1">51</text:span><text:span text:style-name="T1">2k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2.662cm" svg:height="0.411cm" svg:x="10.763cm" svg:y="4.777cm">
          <text:p text:style-name="P7"><text:span text:style-name="T3">D0-7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628cm" svg:height="0.705cm" svg:x="3.85cm" svg:y="8.589cm">
          <text:p text:style-name="P9"><text:span text:style-name="T4">RA</text:span><text:span text:style-name="T4">MA</text:span><text:span text:style-name="T4">0-</text:span><text:span text:style-name="T4">18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665cm" svg:height="0.707cm" svg:x="10.758cm" svg:y="8.678cm">
          <text:p text:style-name="P9"><text:span text:style-name="T4">A0-15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325cm" svg:height="0.278cm" draw:transform="skewX (-0.00366519142918809) rotate (1.57166899142089) translate (19.464cm 8.679cm)">
          <text:p text:style-name="P11"><text:span text:style-name="T5">A0-3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325cm" svg:height="0.278cm" draw:transform="skewX (-0.00366519142918809) rotate (1.57236712312169) translate (21.046cm 8.679cm)">
          <text:p text:style-name="P11"><text:span text:style-name="T5">A0-1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324cm" svg:height="0.277cm" draw:transform="skewX (-0.00366519142918809) rotate (1.57236712312169) translate (22.506cm 8.678cm)">
          <text:p text:style-name="P11"><text:span text:style-name="T5">A</text:span><text:span text:style-name="T5">0-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167cm" svg:height="0.314cm" draw:transform="skewX (0.00314159265358979) rotate (1.57271618897209) translate (15.145cm 9.59cm)">
          <text:p text:style-name="P13"><text:span text:style-name="T6">FA15-18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684cm" svg:height="0.315cm" svg:x="10.763cm" svg:y="9.591cm">
          <text:p text:style-name="P13"><text:span text:style-name="T6">FA15-</text:span><text:span text:style-name="T6">19 <text:s text:c="6"/></text:span><text:span text:style-name="T6"><text:s text:c="11"/></text:span><text:span text:style-name="T6"><text:s text:c="7"/>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10" draw:layer="layout" svg:width="1.255cm" svg:height="0.706cm" draw:transform="skewX (0.00139626340159546) rotate (1.57166899142089) translate (13.297cm 8.678cm)">
          <text:p text:style-name="P9"><text:span text:style-name="T4">A</text:span><text:span text:style-name="T4">0</text:span><text:span text:style-name="T4">-</text:span><text:span text:style-name="T4">1</text:span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616cm" svg:height="0.411cm" draw:transform="rotate (1.5707963267949) translate (13.468cm 5.804cm)">
          <text:p text:style-name="P15"><text:span text:style-name="T7">D0-7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616cm" svg:height="0.411cm" draw:transform="rotate (1.5707963267949) translate (15.489cm 5.804cm)">
          <text:p text:style-name="P15"><text:span text:style-name="T7">D0-7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0.946cm" svg:height="0.309cm" draw:transform="rotate (1.5707963267949) translate (19.41cm 6.134cm)">
          <text:p text:style-name="P15"><text:span text:style-name="T7">D0-7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946cm" svg:height="0.31cm" draw:transform="rotate (1.5707963267949) translate (20.991cm 6.134cm)">
          <text:p text:style-name="P15"><text:span text:style-name="T7">D0-7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0.946cm" svg:height="0.309cm" draw:transform="rotate (1.5707963267949) translate (22.452cm 6.134cm)">
          <text:p text:style-name="P15"><text:span text:style-name="T7">D</text:span><text:span text:style-name="T7">0-</text:span><text:span text:style-name="T7">7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.142cm" svg:height="0.707cm" draw:transform="skewX (-0.00558505360638185) rotate (1.56468767441292) translate (4.251cm 8.589cm)">
          <text:p text:style-name="P9"><text:span text:style-name="T4">RAM</text:span><text:span text:style-name="T4"><text:line-break/></text:span><text:span text:style-name="T4">A0-18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3.667cm" svg:height="0.411cm" svg:x="3.811cm" svg:y="4.777cm">
          <text:p text:style-name="P7"><text:span text:style-name="T3">R</text:span><text:span text:style-name="T3">A</text:span><text:span text:style-name="T3">M</text:span><text:span text:style-name="T3">D</text:span><text:span text:style-name="T3">0</text:span><text:span text:style-name="T3">-</text:span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616cm" svg:height="0.411cm" draw:transform="rotate (1.5707963267949) translate (4.333cm 5.804cm)">
          <text:p text:style-name="P15"><text:span text:style-name="T7">D0-7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19cm" svg:height="0.82cm" svg:x="5.358cm" svg:y="10.57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7" draw:layer="layout" svg:width="2.102cm" svg:height="2.211cm" svg:x="3.741cm" svg:y="10.037cm">
          <draw:text-box>
            <text:p text:style-name="P1"><text:span text:style-name="T1">VGA</text:span></text:p>
            <text:p text:style-name="P1"><text:span text:style-name="T1">Video</text:span></text:p>
            <text:p text:style-name="P1"><text:span text:style-name="T1">output</text:span></text:p>
          </draw:text-box>
        </draw:frame>
        <draw:custom-shape draw:style-name="gr21" draw:text-style-name="P8" draw:layer="layout" svg:width="12.253cm" svg:height="0.411cm" svg:x="10.763cm" svg:y="10.847cm">
          <text:p text:style-name="P7"><text:span text:style-name="T3">S</text:span><text:span text:style-name="T3">P</text:span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1.427cm" svg:height="1.426cm" svg:x="12.679cm" svg:y="11.748cm">
          <text:p text:style-name="P18"><text:span text:style-name="T7">Flash</text:span><text:span text:style-name="T7"><text:line-break/></text:span><text:span text:style-name="T7">Boot</text:span><text:span text:style-name="T7"><text:line-break/></text:span><text:span text:style-name="T7">ROM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425cm" svg:height="1.426cm" svg:x="14.435cm" svg:y="11.748cm">
          <text:p text:style-name="P18"><text:span text:style-name="T7">USB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.426cm" svg:height="1.426cm" svg:x="16.189cm" svg:y="11.748cm">
          <text:p text:style-name="P18"><text:span text:style-name="T7">Ethernet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.426cm" svg:height="1.426cm" svg:x="17.874cm" svg:y="11.748cm">
          <text:p text:style-name="P18"><text:span text:style-name="T7">RTC / </text:span><text:span text:style-name="T7"><text:line-break/></text:span><text:span text:style-name="T7">NVRA</text:span><text:span text:style-name="T7">M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.426cm" svg:height="1.426cm" svg:x="19.558cm" svg:y="11.748cm">
          <text:p text:style-name="P18"><text:span text:style-name="T7">SD-</text:span><text:span text:style-name="T7"><text:line-break/></text:span><text:span text:style-name="T7">Car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486cm" svg:height="0.321cm" draw:transform="rotate (1.57289072189729) translate (13.216cm 11.745cm)">
          <text:p text:style-name="P15"><text:span text:style-name="T8">SPI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486cm" svg:height="0.321cm" draw:transform="skewX (-0.00314159265358979) rotate (1.5707963267949) translate (14.969cm 11.745cm)">
          <text:p text:style-name="P15"><text:span text:style-name="T8">SPI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486cm" svg:height="0.321cm" draw:transform="skewX (-0.00314159265358979) rotate (1.5707963267949) translate (16.723cm 11.745cm)">
          <text:p text:style-name="P15"><text:span text:style-name="T8">SPI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486cm" svg:height="0.321cm" draw:transform="rotate (1.57289072189729) translate (18.407cm 11.745cm)">
          <text:p text:style-name="P15"><text:span text:style-name="T8">SPI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0.486cm" svg:height="0.322cm" draw:transform="skewX (-0.00314159265358979) rotate (1.5707963267949) translate (20.091cm 11.745cm)">
          <text:p text:style-name="P15"><text:span text:style-name="T8">SPI</text:span>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1.256cm" svg:height="0.707cm" draw:transform="rotate (1.57236712312169) translate (15.641cm 8.679cm)">
          <text:p text:style-name="P9"><text:span text:style-name="T4">A0-</text:span><text:span text:style-name="T4">14</text:span></text:p>
          <draw:enhanced-geometry svg:viewBox="0 0 21600 21600" draw:type="rectangle" draw:enhanced-path="M 0 0 L 21600 0 21600 21600 0 21600 0 0 Z N"/>
        </draw:custom-shape>
        <draw:connector draw:style-name="gr28" draw:text-style-name="P1" draw:layer="layout" svg:x1="20.077cm" svg:y1="7.371cm" svg:x2="10.763cm" svg:y2="10.341cm" draw:start-shape="id1" draw:start-glue-point="2" draw:end-shape="id2" draw:end-glue-point="1" svg:d="M20077 7371v2970h-9314" svg:viewBox="0 0 9315 2971">
          <text:p/>
        </draw:connector>
        <draw:custom-shape draw:style-name="gr29" draw:text-style-name="P1" xml:id="id1" draw:id="id1" draw:layer="layout" svg:width="0.218cm" svg:height="0.259cm" svg:x="19.968cm" svg:y="7.1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xml:id="id3" draw:id="id3" draw:layer="layout" svg:width="0.218cm" svg:height="0.259cm" svg:x="21.468cm" svg:y="7.1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xml:id="id4" draw:id="id4" draw:layer="layout" svg:width="0.218cm" svg:height="0.259cm" svg:x="22.968cm" svg:y="7.112cm">
          <text:p/>
          <draw:enhanced-geometry svg:viewBox="0 0 21600 21600" draw:type="rectangle" draw:enhanced-path="M 0 0 L 21600 0 21600 21600 0 21600 0 0 Z N"/>
        </draw:custom-shape>
        <draw:connector draw:style-name="gr28" draw:text-style-name="P1" draw:layer="layout" svg:x1="21.577cm" svg:y1="7.371cm" svg:x2="10.763cm" svg:y2="10.341cm" draw:start-shape="id3" draw:start-glue-point="2" draw:end-shape="id2" draw:end-glue-point="1" svg:d="M21577 7371v2970h-10814" svg:viewBox="0 0 10815 2971">
          <text:p/>
        </draw:connector>
        <draw:connector draw:style-name="gr28" draw:text-style-name="P1" draw:layer="layout" svg:x1="23.077cm" svg:y1="7.371cm" svg:x2="10.763cm" svg:y2="10.341cm" draw:start-shape="id4" draw:start-glue-point="2" draw:end-shape="id2" draw:end-glue-point="1" svg:d="M23077 7371v2970h-12314" svg:viewBox="0 0 12315 2971">
          <text:p/>
        </draw:connector>
        <draw:custom-shape draw:style-name="gr22" draw:text-style-name="P21" draw:layer="layout" svg:width="1.427cm" svg:height="1.426cm" svg:x="8.253cm" svg:y="13.528cm">
          <text:p text:style-name="P20"><text:span text:style-name="T7">DAC</text:span>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0.591cm" svg:height="0.321cm" draw:transform="rotate (1.57289072189729) translate (8.816cm 13.545cm)">
          <text:p text:style-name="P9"><text:span text:style-name="T8">SPI</text:span>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2.776cm" svg:height="0.82cm" svg:x="5.477cm" svg:y="13.814cm">
          <text:p/>
          <draw:enhanced-geometry svg:viewBox="0 0 21600 21600" draw:text-areas="?f7 ?f0 21600 ?f2" draw:type="left-arrow" draw:modifiers="4628.01584443644 7235.0791717417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17" draw:layer="layout" svg:width="2.428cm" svg:height="2.211cm" svg:x="3.214cm" svg:y="13.213cm">
          <draw:text-box>
            <text:p text:style-name="P1"><text:span text:style-name="T1">DAC</text:span></text:p>
            <text:p text:style-name="P1"><text:span text:style-name="T1">Audio</text:span></text:p>
            <text:p text:style-name="P1"><text:span text:style-name="T1">(to mixer)</text:span></text:p>
          </draw:text-box>
        </draw:frame>
        <draw:custom-shape draw:style-name="gr29" draw:text-style-name="P1" xml:id="id2" draw:id="id2" draw:layer="layout" svg:width="0.295cm" svg:height="0.259cm" svg:x="10.468cm" svg:y="10.21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6.92cm" svg:height="0.359cm" svg:x="16.423cm" svg:y="8.678cm">
          <text:p text:style-name="P9"><text:span text:style-name="T6">A0-3</text:span></text:p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4.745cm" svg:height="0.764cm" draw:transform="skewX (-0.00261799387799149) rotate (1.57149445849569) translate (17.429cm 9.319cm)">
          <text:p text:style-name="P9"><text:span text:style-name="T4">Min. CS/A Bus interfa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5" draw:layer="layout" svg:width="18.624cm" svg:height="10.476cm" svg:x="1.482cm" svg:y="2.123cm" draw:page-number="1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3" draw:layer="layout" svg:width="25.199cm" svg:height="2.629cm" svg:x="1.4cm" svg:y="0.628cm" presentation:class="title" presentation:user-transformed="true">
          <draw:text-box>
            <text:p><text:span text:style-name="T9">Memory Map (boot)</text:span></text:p>
          </draw:text-box>
        </draw:frame>
        <draw:custom-shape draw:style-name="gr36" draw:text-style-name="P25" draw:layer="layout" svg:width="13.636cm" svg:height="0.897cm" svg:x="7.13cm" svg:y="11.131cm">
          <text:p text:style-name="P24"><text:span text:style-name="T3">Physical address space</text:span></text:p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6.818cm" svg:height="0.897cm" svg:x="7.13cm" svg:y="10.251cm">
          <text:p text:style-name="P24"><text:span text:style-name="T3">512k FRAM</text:span></text:p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6.818cm" svg:height="0.897cm" svg:x="13.92cm" svg:y="10.251cm">
          <text:p text:style-name="P24"><text:span text:style-name="T3">512k VRAM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2.005cm" svg:height="0.897cm" svg:x="13.948cm" svg:y="9.354cm">
          <text:p text:style-name="P3"><text:span text:style-name="T6">64k video </text:span><text:span text:style-name="T6"><text:line-break/></text:span><text:span text:style-name="T6">bank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2.005cm" svg:height="0.897cm" svg:x="7.13cm" svg:y="9.354cm">
          <text:p text:style-name="P3"><text:span text:style-name="T6">64k </text:span><text:span text:style-name="T6"><text:line-break/></text:span><text:span text:style-name="T6">bank0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2.005cm" svg:height="0.897cm" svg:x="9.025cm" svg:y="9.354cm">
          <text:p text:style-name="P3"><text:span text:style-name="T6">64k 8296</text:span></text:p>
          <text:p text:style-name="P3"><text:span text:style-name="T6">Ext. bank</text:span></text:p>
          <draw:enhanced-geometry svg:viewBox="0 0 21600 21600" draw:type="rectangle" draw:enhanced-path="M 0 0 L 21600 0 21600 21600 0 21600 0 0 Z N"/>
        </draw:custom-shape>
        <draw:custom-shape draw:style-name="gr39" draw:text-style-name="P28" draw:layer="layout" svg:width="13.636cm" svg:height="0.897cm" svg:x="7.13cm" svg:y="4.418cm">
          <text:p text:style-name="P27"><text:span text:style-name="T10">CPU address space (lower 1M)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2.918cm" svg:height="0.897cm" svg:x="11.03cm" svg:y="9.354cm">
          <text:p text:style-name="P3"><text:span text:style-name="T6">Banks 2 … 7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4.813cm" svg:height="0.897cm" svg:x="15.953cm" svg:y="9.354cm">
          <text:p text:style-name="P3"><text:span text:style-name="T6">Banks 9 … 15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6.796cm" svg:height="0.898cm" svg:x="13.97cm" svg:y="5.315cm">
          <text:p text:style-name="P13"><text:span text:style-name="T6">Banks 8 … 15</text:span></text:p>
          <draw:enhanced-geometry svg:viewBox="0 0 21600 21600" draw:type="rectangle" draw:enhanced-path="M 0 0 L 21600 0 21600 21600 0 21600 0 0 Z N"/>
        </draw:custom-shape>
        <draw:line draw:style-name="gr43" draw:text-style-name="P29" draw:layer="layout" svg:x1="17.526cm" svg:y1="6.213cm" svg:x2="11.176cm" svg:y2="9.354cm">
          <text:p/>
        </draw:line>
        <draw:line draw:style-name="gr43" draw:text-style-name="P29" draw:layer="layout" svg:x1="10.668cm" svg:y1="6.213cm" svg:x2="17.272cm" svg:y2="9.354cm">
          <text:p/>
        </draw:line>
        <draw:custom-shape draw:style-name="gr42" draw:text-style-name="P14" draw:layer="layout" svg:width="6.796cm" svg:height="0.898cm" svg:x="7.17cm" svg:y="5.315cm">
          <text:p text:style-name="P13"><text:span text:style-name="T6">Banks 0 … 7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2.005cm" svg:height="0.897cm" svg:x="7.112cm" svg:y="5.334cm">
          <text:p text:style-name="P3"><text:span text:style-name="T6">64k </text:span><text:span text:style-name="T6"><text:line-break/></text:span><text:span text:style-name="T6">bank0</text:span></text:p>
          <draw:enhanced-geometry svg:viewBox="0 0 21600 21600" draw:type="rectangle" draw:enhanced-path="M 0 0 L 21600 0 21600 21600 0 21600 0 0 Z N"/>
        </draw:custom-shape>
        <draw:custom-shape draw:style-name="gr44" draw:text-style-name="P30" draw:layer="layout" svg:width="0.897cm" svg:height="0.227cm" draw:transform="rotate (1.5707963267949) translate (8.89cm 6.231cm)">
          <text:p text:style-name="P3"><text:span text:style-name="T6">ipl</text:span></text:p>
          <draw:enhanced-geometry svg:viewBox="0 0 21600 21600" draw:type="rectangle" draw:enhanced-path="M 0 0 L 21600 0 21600 21600 0 21600 0 0 Z N"/>
        </draw:custom-shape>
        <draw:custom-shape draw:style-name="gr44" draw:text-style-name="P32" draw:layer="layout" svg:width="0.897cm" svg:height="0.227cm" draw:transform="rotate (1.5707963267949) translate (15.748cm 10.251cm)">
          <text:p text:style-name="P31"><text:span text:style-name="T11">ipl</text:span></text:p>
          <draw:enhanced-geometry svg:viewBox="0 0 21600 21600" draw:type="rectangle" draw:enhanced-path="M 0 0 L 21600 0 21600 21600 0 21600 0 0 Z N"/>
        </draw:custom-shape>
        <draw:line draw:style-name="gr45" draw:text-style-name="P29" draw:layer="layout" svg:x1="8.89cm" svg:y1="6.231cm" svg:x2="15.748cm" svg:y2="9.354cm">
          <text:p/>
        </draw:line>
        <draw:frame draw:style-name="gr46" draw:text-style-name="P33" draw:layer="layout" svg:width="14.387cm" svg:height="1.199cm" svg:x="6.949cm" svg:y="12.446cm">
          <draw:text-box>
            <text:p><text:span text:style-name="T12">The CPLD can only write (the IPL code from Flash) to VRAM, so the initial</text:span></text:p>
            <text:p><text:span text:style-name="T12">Mapping maps VRAM to banks 0-7 of the CPU</text:span></text:p>
          </draw:text-box>
        </draw:frame>
        <presentation:notes draw:style-name="dp2">
          <draw:page-thumbnail draw:style-name="gr35" draw:layer="layout" svg:width="18.624cm" svg:height="10.476cm" svg:x="1.482cm" svg:y="2.123cm" draw:page-number="2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23" draw:layer="layout" svg:width="25.199cm" svg:height="2.629cm" svg:x="1.4cm" svg:y="0.628cm" presentation:class="title" presentation:user-transformed="true">
          <draw:text-box>
            <text:p><text:span text:style-name="T9">Memory Map</text:span></text:p>
          </draw:text-box>
        </draw:frame>
        <draw:custom-shape draw:style-name="gr47" draw:text-style-name="P14" draw:layer="layout" svg:width="0.919cm" svg:height="0.898cm" svg:x="7.13cm" svg:y="5.315cm">
          <text:p text:style-name="P13"><text:span text:style-name="T6">0-32k</text:span></text:p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13.636cm" svg:height="0.897cm" svg:x="7.13cm" svg:y="11.131cm">
          <text:p text:style-name="P24"><text:span text:style-name="T3">Physical address space</text:span></text:p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6.818cm" svg:height="0.897cm" svg:x="7.13cm" svg:y="10.251cm">
          <text:p text:style-name="P24"><text:span text:style-name="T3">512k FRAM</text:span></text:p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6.818cm" svg:height="0.897cm" svg:x="13.92cm" svg:y="10.251cm">
          <text:p text:style-name="P24"><text:span text:style-name="T3">512k VRAM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2.005cm" svg:height="0.897cm" svg:x="13.948cm" svg:y="9.354cm">
          <text:p text:style-name="P3"><text:span text:style-name="T6">64k video </text:span><text:span text:style-name="T6"><text:line-break/></text:span><text:span text:style-name="T6">bank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2.005cm" svg:height="0.897cm" svg:x="7.13cm" svg:y="9.354cm">
          <text:p text:style-name="P3"><text:span text:style-name="T6">64k </text:span><text:span text:style-name="T6"><text:line-break/></text:span><text:span text:style-name="T6">bank0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2.005cm" svg:height="0.897cm" svg:x="9.025cm" svg:y="9.354cm">
          <text:p text:style-name="P3"><text:span text:style-name="T6">64k 8296</text:span></text:p>
          <text:p text:style-name="P3"><text:span text:style-name="T6">Ext. bank</text:span></text:p>
          <draw:enhanced-geometry svg:viewBox="0 0 21600 21600" draw:type="rectangle" draw:enhanced-path="M 0 0 L 21600 0 21600 21600 0 21600 0 0 Z N"/>
        </draw:custom-shape>
        <draw:custom-shape draw:style-name="gr48" draw:text-style-name="P28" draw:layer="layout" svg:width="13.636cm" svg:height="0.897cm" svg:x="7.13cm" svg:y="4.418cm">
          <text:p text:style-name="P27"><text:span text:style-name="T10">CPU address space (lower 1M)</text:span></text:p>
          <draw:enhanced-geometry svg:viewBox="0 0 21600 21600" draw:type="rectangle" draw:enhanced-path="M 0 0 L 21600 0 21600 21600 0 21600 0 0 Z N"/>
        </draw:custom-shape>
        <draw:custom-shape draw:style-name="gr47" draw:text-style-name="P14" draw:layer="layout" svg:width="0.919cm" svg:height="0.898cm" svg:x="8.059cm" svg:y="5.315cm">
          <text:p text:style-name="P13"><text:span text:style-name="T6">32-</text:span><text:span text:style-name="T6"><text:line-break/></text:span><text:span text:style-name="T6">64k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2.918cm" svg:height="0.897cm" svg:x="11.03cm" svg:y="9.354cm">
          <text:p text:style-name="P3"><text:span text:style-name="T6">Banks 2 … 7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4.813cm" svg:height="0.897cm" svg:x="15.953cm" svg:y="9.354cm">
          <text:p text:style-name="P3"><text:span text:style-name="T6">Banks 9 … 15</text:span></text:p>
          <draw:enhanced-geometry svg:viewBox="0 0 21600 21600" draw:type="rectangle" draw:enhanced-path="M 0 0 L 21600 0 21600 21600 0 21600 0 0 Z N"/>
        </draw:custom-shape>
        <draw:custom-shape draw:style-name="gr49" draw:text-style-name="P14" xml:id="id5" draw:id="id5" draw:layer="layout" svg:width="0.274cm" svg:height="0.897cm" svg:x="8.059cm" svg:y="6.199cm">
          <text:p text:style-name="P13"><text:span text:style-name="T6">4k</text:span><text:span text:style-name="T6"><text:line-break/></text:span><text:span text:style-name="T6">V</text:span></text:p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0.401cm" svg:height="0.898cm" svg:x="13.948cm" svg:y="8.456cm">
          <text:p text:style-name="P13"><text:span text:style-name="T6">8k</text:span><text:span text:style-name="T6"><text:line-break/></text:span><text:span text:style-name="T6">Chr</text:span></text:p>
          <text:p text:style-name="P13"><text:span text:style-name="T6">rom</text:span></text:p>
          <draw:enhanced-geometry svg:viewBox="0 0 21600 21600" draw:type="rectangle" draw:enhanced-path="M 0 0 L 21600 0 21600 21600 0 21600 0 0 Z N"/>
        </draw:custom-shape>
        <draw:custom-shape draw:style-name="gr50" draw:text-style-name="P14" xml:id="id6" draw:id="id6" draw:layer="layout" svg:width="0.402cm" svg:height="0.898cm" svg:x="14.895cm" svg:y="8.456cm">
          <text:p text:style-name="P13"><text:span text:style-name="T6">8k</text:span><text:span text:style-name="T6"><text:line-break/></text:span><text:span text:style-name="T6">Chr</text:span></text:p>
          <text:p text:style-name="P13"><text:span text:style-name="T13"/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11.76cm" svg:height="0.898cm" svg:x="9.006cm" svg:y="5.315cm">
          <text:p text:style-name="P13"><text:span text:style-name="T6">Banks 1 … 15</text:span></text:p>
          <draw:enhanced-geometry svg:viewBox="0 0 21600 21600" draw:type="rectangle" draw:enhanced-path="M 0 0 L 21600 0 21600 21600 0 21600 0 0 Z N"/>
        </draw:custom-shape>
        <draw:connector draw:style-name="gr52" draw:text-style-name="P29" draw:layer="layout" draw:type="lines" svg:x1="8.196cm" svg:y1="7.096cm" svg:x2="15.096cm" svg:y2="8.456cm" draw:start-shape="id5" draw:start-glue-point="2" draw:end-shape="id6" draw:end-glue-point="0" svg:d="M8196 7096v500l6900 359v501" svg:viewBox="0 0 6901 1361">
          <text:p/>
        </draw:connector>
        <draw:line draw:style-name="gr43" draw:text-style-name="P29" draw:layer="layout" svg:x1="7.531cm" svg:y1="6.213cm" svg:x2="7.531cm" svg:y2="9.354cm">
          <text:p/>
        </draw:line>
        <draw:frame draw:style-name="gr53" draw:text-style-name="P34" draw:layer="layout" svg:width="2.229cm" svg:height="1.213cm" svg:x="5.83cm" svg:y="6.858cm">
          <draw:text-box>
            <text:p><text:span text:style-name="T6">Any of 16</text:span></text:p>
            <text:p><text:span text:style-name="T6">32k blocks</text:span></text:p>
            <text:p><text:span text:style-name="T6">In FRAM</text:span></text:p>
          </draw:text-box>
        </draw:frame>
        <draw:frame draw:style-name="gr54" draw:text-style-name="P34" draw:layer="layout" svg:width="3.032cm" svg:height="0.826cm" svg:x="10.43cm" svg:y="8.064cm">
          <draw:text-box>
            <text:p><text:span text:style-name="T6">Any of four 2k positions in video bank</text:span></text:p>
          </draw:text-box>
        </draw:frame>
        <draw:line draw:style-name="gr43" draw:text-style-name="P29" draw:layer="layout" svg:x1="8.637cm" svg:y1="6.213cm" svg:x2="8.637cm" svg:y2="9.354cm">
          <text:p/>
        </draw:line>
        <draw:frame draw:style-name="gr55" draw:text-style-name="P34" draw:layer="layout" svg:width="3.097cm" svg:height="1.076cm" svg:x="8.636cm" svg:y="6.29cm">
          <draw:text-box>
            <text:p><text:span text:style-name="T6">Bank 0, or</text:span></text:p>
            <text:p><text:span text:style-name="T6">8296 mem expansion</text:span></text:p>
            <text:p><text:span text:style-name="T6">In bank 1</text:span></text:p>
          </draw:text-box>
        </draw:frame>
        <presentation:notes draw:style-name="dp2">
          <draw:page-thumbnail draw:style-name="gr35" draw:layer="layout" svg:width="18.624cm" svg:height="10.476cm" svg:x="1.482cm" svg:y="2.123cm" draw:page-number="3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18.137000000</meta:creation-date>
    <meta:generator>LibreOffice/24.2.4.2$Linux_X86_64 LibreOffice_project/420$Build-2</meta:generator>
    <dc:date>2024-06-19T18:13:49.684815698</dc:date>
    <meta:editing-duration>PT36M36S</meta:editing-duration>
    <meta:editing-cycles>7</meta:editing-cycles>
    <meta:document-statistic meta:object-count="120"/>
  </office:meta>
</office:document-meta>
</file>